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Normal" style:family="paragraph">
      <style:paragraph-properties fo:break-before="page"/>
    </style:style>
  </office:automatic-styles>
  <office:body>
    <office:text text:use-soft-page-breaks="true">
      <text:p text:style-name="P1">CS407 project breakdown</text:p>
      <text:list text:style-name="LFO1" text:continue-numbering="true">
        <text:list-item>
          <text:p text:style-name="P2">Hide a file of ANY type within a 2-bit bitmap cover image using LSB algorithm</text:p>
          <text:list text:continue-numbering="true">
            <text:list-item>
              <text:p text:style-name="P3">This includes any extension e.g. .txt, .docx, .mp3<text:s/></text:p>
            </text:list-item>
          </text:list>
        </text:list-item>
        <text:list-item>
          <text:p text:style-name="P4">Extract a file of any type from a bitmap containing a file which has been hidden using this same program<text:s/></text:p>
        </text:list-item>
        <text:list-item>
          <text:p text:style-name="P5">Must run on Lab PC’s (Windows 10)</text:p>
        </text:list-item>
        <text:list-item>
          <text:p text:style-name="P6">All cover images are 24-bit .bmp</text:p>
        </text:list-item>
        <text:list-item>
          <text:p text:style-name="P7">Files to be hidden are in the same directory as the program</text:p>
        </text:list-item>
        <text:list-item>
          <text:p text:style-name="P8">The number of LSB at the start of the image will be required at the start of the cover image to hide the payload.</text:p>
          <text:list text:continue-numbering="true">
            <text:list-item>
              <text:p text:style-name="P9">32 bits needed for file size<text:s/></text:p>
            </text:list-item>
            <text:list-item>
              <text:p text:style-name="P10">64 bits needed for extension<text:s/></text:p>
            </text:list-item>
            <text:list-item>
              <text:p text:style-name="P11">First 54 Bytes should not be altered<text:s/></text:p>
            </text:list-item>
          </text:list>
        </text:list-item>
      </text:list>
      <text:p text:style-name="Normal"/>
      <text:p text:style-name="Normal">Key things to look at:</text:p>
      <text:list text:style-name="LFO2" text:continue-numbering="true">
        <text:list-item>
          <text:p text:style-name="P12">ArrayLists</text:p>
        </text:list-item>
        <text:list-item>
          <text:p text:style-name="P13">FileInput Stream<text:s/></text:p>
        </text:list-item>
        <text:list-item>
          <text:p text:style-name="P14">FileOutput Stream</text:p>
        </text:list-item>
      </text:list>
      <text:p text:style-name="Normal">Methods needed:</text:p>
      <text:p text:style-name="Normal">hideFile(coverImage, fileToHide) {return stegoImage;}</text:p>
      <text:p text:style-name="Normal">revealFile(stegoImage){<text:s/>return hiddenFile;}</text:p>
      <text:p text:style-name="Normal">getFileSize(file){<text:s/>return number of bytes (maybe bits?) in the file;}</text:p>
      <text:p text:style-name="Normal">getNumberOfLSB(coverImage){<text:s/>return number of Least Significant Bits;}<text:s/></text:p>
      <text:p text:style-name="Normal">enoughSpace(number of LSB, fileToHide file size ){ return true/false;}</text:p>
      <text:p text:style-name="Normal">getHiddenFileType(stegoImage){return filetype)</text:p>
      <text:p text:style-name="Normal">getFileTypeToHide(fileToHide){ return filetype}</text:p>
      <text:p text:style-name="Normal">probably lots more…</text:p>
      <text:p text:style-name="P15"/>
      <text:soft-page-break/>
      <text:p text:style-name="Normal">Notes:<text:s/><text:line-break/>When we hide a file, the first 54 Bytes of the image<text:s/>can’t<text:s/>be touched, the next 4Bytes (96 LSB’s) are to do with the type of file to hide and how big the file to hide is.<text:s/><text:line-break/>When calculating if the file will<text:s/>fit,<text:s/>we must take this into account.</text:p>
      <text:p text:style-name="Normal">Getting the filetype of file to hide – should be easy – just look at the file name (e.g. john.jpg) so search the filename for a . and just take whatever is after it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hn lennox</meta:initial-creator>
    <dc:creator>john lennox</dc:creator>
    <meta:creation-date>2019-10-01T15:14:00Z</meta:creation-date>
    <dc:date>2019-10-01T15:46:00Z</dc:date>
    <meta:template xlink:href="Normal.dotm" xlink:type="simple"/>
    <meta:editing-cycles>1</meta:editing-cycles>
    <meta:editing-duration>PT1920S</meta:editing-duration>
    <meta:document-statistic meta:page-count="2" meta:paragraph-count="3" meta:word-count="228" meta:character-count="1529" meta:row-count="10" meta:non-whitespace-character-count="1304"/>
  </office:meta>
</office:document-meta>
</file>